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3b32" officeooo:paragraph-rsid="00183b32"/>
    </style:style>
    <style:style style:name="P2" style:family="paragraph" style:parent-style-name="Standard">
      <style:text-properties officeooo:paragraph-rsid="001c1a12"/>
    </style:style>
    <style:style style:name="P3" style:family="paragraph" style:parent-style-name="Standard">
      <style:text-properties officeooo:rsid="001d00fd" officeooo:paragraph-rsid="001d00fd"/>
    </style:style>
    <style:style style:name="P4" style:family="paragraph" style:parent-style-name="Standard">
      <style:text-properties fo:font-weight="normal" officeooo:paragraph-rsid="001e7751" style:font-weight-asian="normal" style:font-weight-complex="normal"/>
    </style:style>
    <style:style style:name="P5" style:family="paragraph" style:parent-style-name="Standard">
      <style:text-properties officeooo:paragraph-rsid="001e7751"/>
    </style:style>
    <style:style style:name="T1" style:family="text">
      <style:text-properties officeooo:rsid="00183b32"/>
    </style:style>
    <style:style style:name="T2" style:family="text">
      <style:text-properties fo:font-weight="bold" style:font-weight-asian="bold" style:font-weight-complex="bold"/>
    </style:style>
    <style:style style:name="T3" style:family="text">
      <style:text-properties officeooo:rsid="001e62b0"/>
    </style:style>
    <style:style style:name="T4" style:family="text">
      <style:text-properties fo:font-weight="normal" officeooo:rsid="001e7751" style:font-weight-asian="normal" style:font-weight-complex="normal"/>
    </style:style>
    <style:style style:name="T5" style:family="text">
      <style:text-properties fo:font-weight="normal" officeooo:rsid="001e62b0" style:font-weight-asian="normal" style:font-weight-complex="normal"/>
    </style:style>
    <style:style style:name="T6" style:family="text">
      <style:text-properties fo:font-weight="normal" officeooo:rsid="00203955"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officeooo:rsid="0020395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ic: <text:span text:style-name="T2">The Strength and Weakness of Gesture input for Human-Computer Interaction</text:span></text:p>
      <text:p text:style-name="P1"/>
      <text:p text:style-name="P1">Student Name: Bijay Gaudel</text:p>
      <text:p text:style-name="P1">Student ID: SL1816018</text:p>
      <text:p text:style-name="P1"/>
      <text:p text:style-name="P1"/>
      <text:p text:style-name="P2"><text:span text:style-name="T1">Gestures are the physical interaction that flows useful information without touching the target object. In addition, the nature of these gestures are generally an important element in determining the quality of feeling for the action. That’s why gesture is what is transmitted and apprehend. </text:span>Thus we <text:span text:style-name="T8">can</text:span> use the definition of gesture articulated by Kurtenbach and Hulteen (1990):</text:p>
      <text:p text:style-name="P2"/>
      <text:p text:style-name="P2"><text:s/>“A gesture is a motion of the body that contains information. Waving goodbye is a gesture. Pressing a key on a keyboard is not a gesture because the motion of a finger on its way to hitting a key is neither observed nor significant. All that matters is which key was pressed”.</text:p>
      <text:p text:style-name="P2"/>
      <text:p text:style-name="P3">Computerization of the whole society brings us a new way of interaction, that is Human-computer interaction. Relative to computer hardware and software with the rapid development of human-computer interaction technology, a keyboard is the symbol of the text age. It still occupies a dominant position in human-computer interaction devices. Although the graphical interface has been brought in a mouse, handle, touch screen, etc., but they are still not effective and natural enough. When virtual as quasi-reality becomes more and more well known, people naturally think of gesturing. Express an intention in a virtual environment. </text:p>
      <text:p text:style-name="P2"/>
      <text:p text:style-name="P2"><text:span text:style-name="T2">Gestures in the Everyday World</text:span></text:p>
      <text:p text:style-name="P2"><text:span text:style-name="T2"/></text:p>
      <text:p text:style-name="P5"><text:span text:style-name="T4">If we consider human-human interaction rather than a computer, We can quickly realize that we utilize a wide range of gesture in our daily communication. </text:span><text:span text:style-name="T5">We can beckon, wave, fend off to make use of formal </text:span><text:span text:style-name="T6">sing</text:span><text:span text:style-name="T5">languages. Normally, we use lots of gesture in our daily life such as pointing to object poking, touching, moving objects or changing object shape and direction or we can also activate the object such as controls, or handing object to others. </text:span>Cadoz (1994) uses function to group gestures into three types:</text:p>
      <text:p text:style-name="P4">• <text:span text:style-name="T7">semiotic:</text:span> those used to communicate meaningful information. </text:p>
      <text:p text:style-name="P4">• <text:span text:style-name="T7">ergotic</text:span>: those used to manipulate the physical world and create artifacts </text:p>
      <text:p text:style-name="P4">• <text:span text:style-name="T7">epistemic</text:span>: those used to learn from the environment through tactile or haptic exploratio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14:33:49.680292253</meta:creation-date>
    <dc:date>2019-01-17T16:46:41.246956693</dc:date>
    <meta:editing-duration>PT21M28S</meta:editing-duration>
    <meta:editing-cycles>3</meta:editing-cycles>
    <meta:generator>LibreOffice/5.1.6.2$Linux_X86_64 LibreOffice_project/10m0$Build-2</meta:generator>
    <meta:document-statistic meta:table-count="0" meta:image-count="0" meta:object-count="0" meta:page-count="1" meta:paragraph-count="11" meta:word-count="348" meta:character-count="2189" meta:non-whitespace-character-count="1847"/>
  </office:meta>
</office:document-meta>
</file>